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9" style:family="table">
      <style:table-properties style:width="15.875cm" fo:margin-left="-0.009cm" table:align="left"/>
    </style:style>
    <style:style style:name="Tabla9.A" style:family="table-column">
      <style:table-column-properties style:column-width="3.963cm"/>
    </style:style>
    <style:style style:name="Tabla9.B" style:family="table-column">
      <style:table-column-properties style:column-width="1.767cm"/>
    </style:style>
    <style:style style:name="Tabla9.C" style:family="table-column">
      <style:table-column-properties style:column-width="1.755cm"/>
    </style:style>
    <style:style style:name="Tabla9.D" style:family="table-column">
      <style:table-column-properties style:column-width="3.785cm"/>
    </style:style>
    <style:style style:name="Tabla9.E" style:family="table-column">
      <style:table-column-properties style:column-width="0.406cm"/>
    </style:style>
    <style:style style:name="Tabla9.F" style:family="table-column">
      <style:table-column-properties style:column-width="4.198cm"/>
    </style:style>
    <style:style style:name="Tabla9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9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8" style:family="table-row">
      <style:table-row-properties style:min-row-height="3.542cm"/>
    </style:style>
    <style:style style:name="Tabla9.9" style:family="table-row">
      <style:table-row-properties style:min-row-height="0.531cm"/>
    </style:style>
    <style:style style:name="Tabla9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1" style:family="table-row">
      <style:table-row-properties style:min-row-height="2.171cm"/>
    </style:style>
    <style:style style:name="Tabla9.12" style:family="table-row">
      <style:table-row-properties style:min-row-height="0.893cm"/>
    </style:style>
    <style:style style:name="Tabla9.13" style:family="table-row">
      <style:table-row-properties style:min-row-height="0.98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center" style:justify-single-word="false"/>
      <style:text-properties officeooo:paragraph-rsid="0020fee0"/>
    </style:style>
    <style:style style:name="P7" style:family="paragraph" style:parent-style-name="Normal">
      <style:paragraph-properties fo:break-before="page"/>
      <style:text-properties officeooo:paragraph-rsid="0020fee0"/>
    </style:style>
    <style:style style:name="P8" style:family="paragraph" style:parent-style-name="Normal">
      <style:text-properties officeooo:paragraph-rsid="0020fee0"/>
    </style:style>
    <style:style style:name="P9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weight="normal" officeooo:rsid="00211dde" officeooo:paragraph-rsid="00211dde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7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8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9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20" style:family="paragraph" style:parent-style-name="Normal">
      <style:paragraph-properties fo:text-align="center" style:justify-single-word="false"/>
      <style:text-properties officeooo:paragraph-rsid="002120ef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  <style:style style:name="T8" style:family="text">
      <style:text-properties officeooo:rsid="00228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Implementación_de_cambio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>
          <table:table-cell table:style-name="Tabla9.A1" table:number-columns-spanned="6" office:value-type="string">
            <text:p text:style-name="P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4" table:number-columns-spanned="2" office:value-type="string">
            <text:p text:style-name="P9">Nombre del proyecto:</text:p>
          </table:table-cell>
          <table:covered-table-cell/>
          <table:table-cell table:style-name="Tabla9.A4" table:number-columns-spanned="3" office:value-type="string">
            <text:p text:style-name="P9">Título del cambio:</text:p>
          </table:table-cell>
          <table:covered-table-cell/>
          <table:covered-table-cell/>
          <table:table-cell table:style-name="Tabla9.A4" office:value-type="string">
            <text:p text:style-name="P9">ID:</text:p>
          </table:table-cell>
        </table:table-row>
        <table:table-row>
          <table:table-cell table:style-name="Tabla9.A5" table:number-columns-spanned="2" office:value-type="string">
            <text:p text:style-name="P12">CountApp</text:p>
          </table:table-cell>
          <table:covered-table-cell/>
          <table:table-cell table:style-name="Tabla9.A5" table:number-columns-spanned="3" office:value-type="string">
            <text:p text:style-name="P15">Especificación <text:span text:style-name="T5">de idiomas</text:span></text:p>
          </table:table-cell>
          <table:covered-table-cell/>
          <table:covered-table-cell/>
          <table:table-cell table:style-name="Tabla9.F5" office:value-type="string">
            <text:p text:style-name="P20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9.A4" table:number-columns-spanned="2" office:value-type="string">
            <text:p text:style-name="P9">Nombre del interesado: </text:p>
          </table:table-cell>
          <table:covered-table-cell/>
          <table:table-cell table:style-name="Tabla9.A4" table:number-columns-spanned="3" office:value-type="string">
            <text:p text:style-name="P9">E-mail de contacto:</text:p>
          </table:table-cell>
          <table:covered-table-cell/>
          <table:covered-table-cell/>
          <table:table-cell table:style-name="Tabla9.A4" office:value-type="string">
            <text:p text:style-name="P9">Fecha:</text:p>
          </table:table-cell>
        </table:table-row>
        <table:table-row>
          <table:table-cell table:style-name="Tabla9.A5" table:number-columns-spanned="2" office:value-type="string">
            <text:p text:style-name="P17">Pablo Guerrica-Echevarría</text:p>
          </table:table-cell>
          <table:covered-table-cell/>
          <table:table-cell table:style-name="Tabla9.A5" table:number-columns-spanned="3" office:value-type="string">
            <text:p text:style-name="P16">pablo.guerricaechevarria@rai.usc.es</text:p>
          </table:table-cell>
          <table:covered-table-cell/>
          <table:covered-table-cell/>
          <table:table-cell table:style-name="Tabla9.F5" office:value-type="string">
            <text:p text:style-name="P20"><text:span text:style-name="Fuente_20_de_20_párrafo_20_predeter."><text:span text:style-name="T2">17/03/2024</text:span></text:span></text:p>
          </table:table-cell>
        </table:table-row>
        <table:table-row table:style-name="Tabla9.8">
          <table:table-cell table:style-name="Tabla9.A5" table:number-columns-spanned="6" office:value-type="string">
            <text:p text:style-name="P9">Descripción del cambio:</text:p>
            <text:p text:style-name="P21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9">
          <table:table-cell table:style-name="Tabla9.A4" office:value-type="string">
            <text:p text:style-name="P10">Departamento:</text:p>
          </table:table-cell>
          <table:table-cell table:style-name="Tabla9.A5" table:number-columns-spanned="2" office:value-type="string">
            <text:p text:style-name="P13">Traducción</text:p>
          </table:table-cell>
          <table:covered-table-cell/>
          <table:table-cell table:style-name="Tabla9.A4" office:value-type="string">
            <text:p text:style-name="P10">Contacto Dpto.:</text:p>
          </table:table-cell>
          <table:table-cell table:style-name="Tabla9.A5" table:number-columns-spanned="2" office:value-type="string">
            <text:p text:style-name="P13">traduccion@capp.es</text:p>
          </table:table-cell>
          <table:covered-table-cell/>
        </table:table-row>
        <table:table-row table:style-name="Tabla9.9">
          <table:table-cell table:style-name="Tabla9.A10" table:number-columns-spanned="3" office:value-type="string">
            <text:p text:style-name="P11">Plazo:</text:p>
          </table:table-cell>
          <table:covered-table-cell/>
          <table:covered-table-cell/>
          <table:table-cell table:style-name="Tabla9.A10" table:number-columns-spanned="3" office:value-type="string">
            <text:p text:style-name="P11">Personal responsable:</text:p>
          </table:table-cell>
          <table:covered-table-cell/>
          <table:covered-table-cell/>
        </table:table-row>
        <table:table-row table:style-name="Tabla9.11">
          <table:table-cell table:style-name="Tabla9.A5" table:number-columns-spanned="3" office:value-type="string">
            <text:p text:style-name="P18"><text:span text:style-name="T8">01</text:span>/0<text:span text:style-name="T8">4</text:span>/2024 – <text:span text:style-name="T8">05</text:span>/0<text:span text:style-name="T8">4</text:span>/2024</text:p>
            <text:p text:style-name="P19">08/04/2024 – 08/04/2024</text:p>
          </table:table-cell>
          <table:covered-table-cell/>
          <table:covered-table-cell/>
          <table:table-cell table:style-name="Tabla9.A5" table:number-columns-spanned="3" office:value-type="string">
            <text:p text:style-name="P13">P.G.B.</text:p>
          </table:table-cell>
          <table:covered-table-cell/>
          <table:covered-table-cell/>
        </table:table-row>
        <table:table-row table:style-name="Tabla9.12">
          <table:table-cell table:style-name="Tabla9.A10" table:number-columns-spanned="3" office:value-type="string">
            <text:p text:style-name="P10">Estado:</text:p>
          </table:table-cell>
          <table:covered-table-cell/>
          <table:covered-table-cell/>
          <table:table-cell table:style-name="Tabla9.F5" table:number-columns-spanned="3" office:value-type="string">
            <text:p text:style-name="P13">Aceptado y en ejecución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10">Estimación del coste temporal:</text:p>
          </table:table-cell>
          <table:covered-table-cell/>
          <table:covered-table-cell/>
          <table:table-cell table:style-name="Tabla9.F5" table:number-columns-spanned="3" office:value-type="string">
            <text:p text:style-name="P13">5,7 jornadas</text:p>
          </table:table-cell>
          <table:covered-table-cell/>
          <table:covered-table-cell/>
        </table:table-row>
        <table:table-row table:style-name="Tabla9.13">
          <table:table-cell table:style-name="Tabla9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9.F5" table:number-columns-spanned="3" office:value-type="string">
            <text:p text:style-name="P14">1.4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48:09.628480047</dc:date>
    <meta:editing-duration>PT44S</meta:editing-duration>
    <meta:editing-cycles>2</meta:editing-cycles>
    <meta:document-statistic meta:table-count="1" meta:image-count="0" meta:object-count="0" meta:page-count="1" meta:paragraph-count="31" meta:word-count="78" meta:character-count="619" meta:non-whitespace-character-count="568"/>
  </office:meta>
</office:document-meta>
</file>